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995c" officeooo:paragraph-rsid="001d995c"/>
    </style:style>
    <style:style style:name="P2" style:family="paragraph" style:parent-style-name="Standard">
      <style:text-properties officeooo:paragraph-rsid="001d995c"/>
    </style:style>
    <style:style style:name="P3" style:family="paragraph" style:parent-style-name="Standard">
      <style:text-properties officeooo:paragraph-rsid="001eb371"/>
    </style:style>
    <style:style style:name="P4" style:family="paragraph" style:parent-style-name="Standard">
      <style:text-properties officeooo:rsid="001ffcb9" officeooo:paragraph-rsid="001ffcb9"/>
    </style:style>
    <style:style style:name="P5" style:family="paragraph" style:parent-style-name="Standard">
      <style:text-properties officeooo:rsid="0020293f" officeooo:paragraph-rsid="0020293f"/>
    </style:style>
    <style:style style:name="P6" style:family="paragraph" style:parent-style-name="Standard">
      <style:text-properties officeooo:rsid="0020293f" officeooo:paragraph-rsid="001d995c"/>
    </style:style>
    <style:style style:name="P7" style:family="paragraph" style:parent-style-name="Standard">
      <style:text-properties officeooo:rsid="00206a4d" officeooo:paragraph-rsid="00206a4d"/>
    </style:style>
    <style:style style:name="P8" style:family="paragraph" style:parent-style-name="Standard">
      <style:text-properties officeooo:paragraph-rsid="00206a4d"/>
    </style:style>
    <style:style style:name="P9" style:family="paragraph" style:parent-style-name="Standard">
      <style:text-properties officeooo:paragraph-rsid="00263819"/>
    </style:style>
    <style:style style:name="P10" style:family="paragraph" style:parent-style-name="Standard">
      <style:text-properties officeooo:rsid="001d995c" officeooo:paragraph-rsid="001eb371"/>
    </style:style>
    <style:style style:name="T1" style:family="text">
      <style:text-properties officeooo:rsid="001d995c"/>
    </style:style>
    <style:style style:name="T2" style:family="text">
      <style:text-properties officeooo:rsid="001eb371"/>
    </style:style>
    <style:style style:name="T3" style:family="text">
      <style:text-properties officeooo:rsid="00206a4d"/>
    </style:style>
    <style:style style:name="T4" style:family="text">
      <style:text-properties officeooo:rsid="00224caf"/>
    </style:style>
    <style:style style:name="T5" style:family="text">
      <style:text-properties officeooo:rsid="00244fc3"/>
    </style:style>
    <style:style style:name="T6" style:family="text">
      <style:text-properties officeooo:rsid="002638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g. 1 shows a graphical representation of the CALIFA detector surrounding the targer chamber.</text:p>
      <text:p text:style-name="P1"/>
      <text:p text:style-name="P1"/>
      <text:p text:style-name="P1">Caption:<text:line-break/></text:p>
      <text:p text:style-name="P3"><text:span text:style-name="T1">Fig. 1. (a) Graphical representation of the CALIFA detector. Carbon fiber alveoli and aluminum holders fix the 15 to 22 cm long CsI(Tl) crystals. The gray boxes surrounding the holding structure represent the preamplifiers. (b) C</text:span>ross profile and longitudinal section <text:span text:style-name="T1">of the detector. </text:span><text:span text:style-name="T2">The azimuthal angular coverage of the crysals vary between 1.5° (End-Cap) to 3° (Barrel).</text:span></text:p>
      <text:p text:style-name="P10">Figures taken from Ref.</text:p>
      <text:p text:style-name="P2"/>
      <text:p text:style-name="P2"/>
      <text:p text:style-name="P6"/>
      <text:p text:style-name="P5"><text:s/></text:p>
      <text:p text:style-name="P8"><text:span text:style-name="T3">For the</text:span><text:span text:style-name="T4"> </text:span><text:span text:style-name="T3">cluster reconstruction all </text:span>detected hits are sorted in a list by descending energy. A user-defined cluster shape, typically a cone with an aperture of 0.25 rad, is chosen. This value represents an optimal balance between the compact, high-energy clusters characteristic of light charged particles and the more diffuse showers produced by gamma rays. </text:p>
      <text:p text:style-name="P8">The clustering process begins by <text:span text:style-name="T3">assigning</text:span> the hit with the highest energy as the center of the first cluster. The algorithm iterates through the remaining hits in the sorted list. A hit is added to the current cluster if its angle relative to the cluster's central hit is within the defined aperture. After all hits in the list have been processed, the assigned hits are removed. The hit with the highest remaining energy is then selected as the <text:span text:style-name="T4">center of</text:span> a new cluster, and the process is repeated <text:span text:style-name="T4">until no unassigned hits remai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9">Event selection is limited to cases in which all three gamma rays are <text:span text:style-name="T5">emitted</text:span> within the geometrical acceptance of the CALIFA detector, which only partially encloses the target region. For gamma rays that deposit only a fraction of their energy in the detector volume – such as in cases where the incident <text:span text:style-name="T6">gamma</text:span> ray undergoes Compton scattering, deposits part of its energy in the calorimeter, and subsequently escapes the active volume<text:span text:style-name="T5"> - <text:s/></text:span>the corresponding true energy is adjusted to reflect only the energy actually deposited in CALIFA.</text:p>
      <text:p text:style-name="P8"/>
      <text:p text:style-name="P8"/>
      <text:p text:style-name="P8"/>
      <text:p text:style-name="P8"/>
      <text:p text:style-name="P8"/>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ext:p text:style-name="P5"/>
      <text:p text:style-name="P5"/>
      <text:p text:style-name="P4"/>
      <text:p text:style-name="P4">The initial stage of the clustering algorithm begins by sorting all hits in de-</text:p>
      <text:p text:style-name="P4">93scending order of energy. A user-defined geometric condition, typically a cone</text:p>
      <text:p text:style-name="P4">94emerging from the central target point with an aperture of 0.25 rad, is applied.</text:p>
      <text:p text:style-name="P4">95This value has been found to provide an optimal compromise between compact</text:p>
      <text:p text:style-name="P4">96high-energy clusters from light charged particles and more diffuse gamma-ray</text:p>
      <text:p text:style-name="P4">97showers.</text:p>
      <text:p text:style-name="P4">98The hit with the highest energy defines the seed or center of the first cluster. The</text:p>
      <text:p text:style-name="P4">99algorithm then iterates through the remaining hits and includes each hit to the</text:p>
      <text:p text:style-name="P4">100current cluster if it sits within the specified cone relative to the seed direction.</text:p>
      <text:p text:style-name="P4">101Once the list is fully processed for the current cluster, the next highest-energy</text:p>
      <text:p text:style-name="P4">102unassigned hit becomes the seed of a new cluster. This procedure repeats until</text:p>
      <text:p text:style-name="P4">103no unassigned hits remai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6T09:35:50.510305719</meta:creation-date>
    <meta:editing-duration>PT24S</meta:editing-duration>
    <meta:editing-cycles>2</meta:editing-cycles>
    <meta:generator>LibreOffice/7.3.7.2$Linux_X86_64 LibreOffice_project/30$Build-2</meta:generator>
    <dc:date>2025-08-06T09:36:06.125273498</dc:date>
    <meta:document-statistic meta:table-count="0" meta:image-count="0" meta:object-count="0" meta:page-count="2" meta:paragraph-count="20" meta:word-count="445" meta:character-count="2782" meta:non-whitespace-character-count="2350"/>
  </office:meta>
</office:document-meta>
</file>